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5eefd"/>
    </style:style>
    <style:style style:name="P2" style:family="paragraph" style:parent-style-name="Text_20_body">
      <style:text-properties officeooo:paragraph-rsid="0015eefd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5eefd"/>
    </style:style>
    <style:style style:name="P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officeooo:paragraph-rsid="0015eefd"/>
    </style:style>
    <style:style style:name="P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officeooo:paragraph-rsid="0015eefd"/>
    </style:style>
    <style:style style:name="P6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officeooo:paragraph-rsid="0015eefd"/>
    </style:style>
    <style:style style:name="P7" style:family="paragraph" style:parent-style-name="First_20_paragraph">
      <style:text-properties officeooo:paragraph-rsid="0015eefd"/>
    </style:style>
    <style:style style:name="P8" style:family="paragraph" style:parent-style-name="Heading_20_1">
      <style:text-properties officeooo:paragraph-rsid="0015eef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éance 5 : les âges de la vie dans la peinture</text:h>
      <text:p text:style-name="P7">Comment représenter le temps en peinture ? Que nous révèlent les différentes représentations du regard porté sur le temps qui passe ?</text:p>
      <text:h text:style-name="P1" text:outline-level="2">Objectifs</text:h>
      <text:p text:style-name="P7">Je suis capable :</text:p>
      <text:list xml:id="list6118882060700956637" text:style-name="L1">
        <text:list-item>
          <text:p text:style-name="P3">de définir et d'employer dans une phrase le mot "vanité" et l'expression <text:span text:style-name="T1">memento mori</text:span> ;</text:p>
        </text:list-item>
        <text:list-item>
          <text:p text:style-name="P3">d'identifier un thème dans des tableaux d'époques différentes et d'en comparer les traitements.</text:p>
        </text:list-item>
      </text:list>
      <text:h text:style-name="P1" text:outline-level="2">Supports</text:h>
      <text:list xml:id="list1317647576100868812" text:style-name="L5">
        <text:list-item>
          <text:p text:style-name="P4">Enluminure anonyme du manuscrit <text:span text:style-name="T1">De proprietatibus rerum</text:span>, texte de Barthélémy l’Anglais, xve siècle, BnF, Paris BnF.</text:p>
        </text:list-item>
        <text:list-item>
          <text:p text:style-name="P4">Hans Baldung, <text:span text:style-name="T1">Les Trois Âges de la vie et la mort</text:span>, 1510, huile sur toile, 48 x 32 cm, Kunsthistorisches Museum, Vienne akg-images/Erich Lessing.</text:p>
        </text:list-item>
        <text:list-item>
          <text:p text:style-name="P4">Hans Holbein le Jeune, <text:span text:style-name="T1">Double portrait de Jean de Dinteville et de Georges de Selve ou Les Ambassadeurs</text:span>, 1533, Huile sur panneau, 207 x 209,5 cm, Londres, The National Gallery.</text:p>
        </text:list-item>
        <text:list-item>
          <text:p text:style-name="P4">Frans Hals, <text:span text:style-name="T1">Jeune homme tenant un crâne (vanité)</text:span>, 1626-1628, huile sur toile, 92 x 88 cm, National Gallery, Londres The National Gallery, Londres, Dist. RMN/National Gallery Photographic Department.</text:p>
        </text:list-item>
        <text:list-item>
          <text:p text:style-name="P4">Gustav Klimt, <text:span text:style-name="T1">Les Trois Âges de la femme</text:span>, huile sur toile, 1905, (180 x 180 cm), Galerie Nationale d'Art Moderne, Rome akg-images/Erich Lessing.</text:p>
        </text:list-item>
      </text:list>
      <text:h text:style-name="P8" text:outline-level="1">Séance 6 : les compléments circonstanciels</text:h>
      <text:h text:style-name="P1" text:outline-level="2">Objectifs</text:h>
      <text:p text:style-name="P7">Je suis capable :</text:p>
      <text:list xml:id="list4129883659676924360" text:style-name="L7">
        <text:list-item>
          <text:p text:style-name="P6">d'identifier des compléments circonstanciels et d'en préciser la nuance de sens : compléments circonstanciels de temps, de lieu, de manière, de moyen, de cause, de but, de conséquence.</text:p>
        </text:list-item>
      </text:list>
      <text:h text:style-name="P1" text:outline-level="2">Support</text:h>
      <text:p text:style-name="P7">Charles Baudelaire, "Remords posthumes", <text:span text:style-name="T1">Les Fleurs du mal</text:span>, 1857 [Lelivrescolaire] (http://lelivrescolaire.fr/1764/2_Les_complements_circonstanciels.html)</text:p>
      <text:h text:style-name="P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rst_20_paragraph" style:display-name="First paragraph" style:family="paragraph" style:parent-style-name="Standard" style:next-style-name="Text_20_body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kpodar </meta:initial-creator>
    <meta:creation-date>2014-01-19T19:30:19.677565266</meta:creation-date>
    <dc:date>2014-01-19T19:31:48.263542469</dc:date>
    <dc:creator>jlkpodar </dc:creator>
    <meta:editing-duration>PT18S</meta:editing-duration>
    <meta:editing-cycles>1</meta:editing-cycles>
    <meta:document-statistic meta:table-count="0" meta:image-count="0" meta:object-count="0" meta:page-count="1" meta:paragraph-count="18" meta:word-count="247" meta:character-count="1593" meta:non-whitespace-character-count="1372"/>
    <meta:generator>LibreOffice/4.1.3.2$Linux_X86_64 LibreOffice_project/410m0$Build-2</meta:generator>
  </office:meta>
</office:document-meta>
</file>